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nutzer darf nur gelöscht werden, wenn keine Listen registriert sind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choptionen bei Benutzer Index ergänz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0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20T22:32:06</dc:date>
    <dc:creator>Pierre Sugar</dc:creator>
    <meta:editing-duration>P17DT16H7M34S</meta:editing-duration>
    <meta:editing-cycles>50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05" meta:object-count="0"/>
  </office:meta>
</office:document-meta>
</file>